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VEB 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2" calcext:value-type="float">
            <text:p>0.12</text:p>
          </table:table-cell>
          <table:table-cell office:value-type="float" office:value="5462600" calcext:value-type="float">
            <text:p>5462600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" calcext:value-type="float">
            <text:p>0.23</text:p>
          </table:table-cell>
          <table:table-cell office:value-type="float" office:value="10925238" calcext:value-type="float">
            <text:p>1092523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5" calcext:value-type="float">
            <text:p>0.45</text:p>
          </table:table-cell>
          <table:table-cell office:value-type="float" office:value="21850526" calcext:value-type="float">
            <text:p>2185052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95" calcext:value-type="float">
            <text:p>0.95</text:p>
          </table:table-cell>
          <table:table-cell office:value-type="float" office:value="43701112" calcext:value-type="float">
            <text:p>4370111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" calcext:value-type="float">
            <text:p>1.8</text:p>
          </table:table-cell>
          <table:table-cell office:value-type="float" office:value="87402276" calcext:value-type="float">
            <text:p>8740227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75" calcext:value-type="float">
            <text:p>3.75</text:p>
          </table:table-cell>
          <table:table-cell office:value-type="float" office:value="174804614" calcext:value-type="float">
            <text:p>17480461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84" calcext:value-type="float">
            <text:p>7.84</text:p>
          </table:table-cell>
          <table:table-cell office:value-type="float" office:value="349609288" calcext:value-type="float">
            <text:p>34960928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 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" calcext:value-type="float">
            <text:p>0.06</text:p>
          </table:table-cell>
          <table:table-cell office:value-type="float" office:value="3407592" calcext:value-type="float">
            <text:p>340759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1" calcext:value-type="float">
            <text:p>0.11</text:p>
          </table:table-cell>
          <table:table-cell office:value-type="float" office:value="6815208" calcext:value-type="float">
            <text:p>681520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2" calcext:value-type="float">
            <text:p>0.22</text:p>
          </table:table-cell>
          <table:table-cell office:value-type="float" office:value="13630440" calcext:value-type="float">
            <text:p>1363044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1" calcext:value-type="float">
            <text:p>0.41</text:p>
          </table:table-cell>
          <table:table-cell office:value-type="float" office:value="27260904" calcext:value-type="float">
            <text:p>2726090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86" calcext:value-type="float">
            <text:p>0.86</text:p>
          </table:table-cell>
          <table:table-cell office:value-type="float" office:value="54521832" calcext:value-type="float">
            <text:p>5452183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63" calcext:value-type="float">
            <text:p>1.63</text:p>
          </table:table-cell>
          <table:table-cell office:value-type="float" office:value="109043688" calcext:value-type="float">
            <text:p>10904368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.27" calcext:value-type="float">
            <text:p>3.27</text:p>
          </table:table-cell>
          <table:table-cell office:value-type="float" office:value="218087400" calcext:value-type="float">
            <text:p>21808740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5" calcext:value-type="float">
            <text:p>0.15</text:p>
          </table:table-cell>
          <table:table-cell office:value-type="float" office:value="4456468" calcext:value-type="float">
            <text:p>4456468</text:p>
          </table:table-cell>
          <table:table-cell office:value-type="float" office:value="28655616" calcext:value-type="float">
            <text:p>2865561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4" calcext:value-type="float">
            <text:p>0.34</text:p>
          </table:table-cell>
          <table:table-cell office:value-type="float" office:value="9437205" calcext:value-type="float">
            <text:p>9437205</text:p>
          </table:table-cell>
          <table:table-cell office:value-type="float" office:value="41238528" calcext:value-type="float">
            <text:p>4123852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8" calcext:value-type="float">
            <text:p>0.68</text:p>
          </table:table-cell>
          <table:table-cell office:value-type="float" office:value="19922966" calcext:value-type="float">
            <text:p>19922966</text:p>
          </table:table-cell>
          <table:table-cell office:value-type="float" office:value="66404352" calcext:value-type="float">
            <text:p>6640435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8" calcext:value-type="float">
            <text:p>1.38</text:p>
          </table:table-cell>
          <table:table-cell office:value-type="float" office:value="41943063" calcext:value-type="float">
            <text:p>41943063</text:p>
          </table:table-cell>
          <table:table-cell office:value-type="float" office:value="116736000" calcext:value-type="float">
            <text:p>116736000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81" calcext:value-type="float">
            <text:p>2.81</text:p>
          </table:table-cell>
          <table:table-cell office:value-type="float" office:value="88080408" calcext:value-type="float">
            <text:p>88080408</text:p>
          </table:table-cell>
          <table:table-cell office:value-type="float" office:value="217399296" calcext:value-type="float">
            <text:p>21739929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78" calcext:value-type="float">
            <text:p>5.78</text:p>
          </table:table-cell>
          <table:table-cell office:value-type="float" office:value="184549401" calcext:value-type="float">
            <text:p>184549401</text:p>
          </table:table-cell>
          <table:table-cell office:value-type="float" office:value="416628736" calcext:value-type="float">
            <text:p>4166287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1.63" calcext:value-type="float">
            <text:p>11.63</text:p>
          </table:table-cell>
          <table:table-cell office:value-type="float" office:value="385875994" calcext:value-type="float">
            <text:p>385875994</text:p>
          </table:table-cell>
          <table:table-cell office:value-type="float" office:value="819281920" calcext:value-type="float">
            <text:p>8192819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 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7" calcext:value-type="float">
            <text:p>0.0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42976" calcext:value-type="float">
            <text:p>3494297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3" calcext:value-type="float">
            <text:p>0.13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817344" calcext:value-type="float">
            <text:p>53817344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" calcext:value-type="float">
            <text:p>0.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1566080" calcext:value-type="float">
            <text:p>91566080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54" calcext:value-type="float">
            <text:p>0.5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6014976" calcext:value-type="float">
            <text:p>16601497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08" calcext:value-type="float">
            <text:p>1.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17009920" calcext:value-type="float">
            <text:p>317009920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13" calcext:value-type="float">
            <text:p>2.1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999808" calcext:value-type="float">
            <text:p>61899980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.33" calcext:value-type="float">
            <text:p>4.33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224028160" calcext:value-type="float">
            <text:p>12240281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VEB Delete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4" calcext:value-type="float">
            <text:p>0.14</text:p>
          </table:table-cell>
          <table:table-cell office:value-type="float" office:value="5658103" calcext:value-type="float">
            <text:p>5658103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4" calcext:value-type="float">
            <text:p>0.24</text:p>
          </table:table-cell>
          <table:table-cell office:value-type="float" office:value="11316246" calcext:value-type="float">
            <text:p>1131624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1" calcext:value-type="float">
            <text:p>0.51</text:p>
          </table:table-cell>
          <table:table-cell office:value-type="float" office:value="22632544" calcext:value-type="float">
            <text:p>2263254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8" calcext:value-type="float">
            <text:p>1.08</text:p>
          </table:table-cell>
          <table:table-cell office:value-type="float" office:value="45265143" calcext:value-type="float">
            <text:p>45265143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7" calcext:value-type="float">
            <text:p>1.87</text:p>
          </table:table-cell>
          <table:table-cell office:value-type="float" office:value="90530338" calcext:value-type="float">
            <text:p>9053033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94" calcext:value-type="float">
            <text:p>3.94</text:p>
          </table:table-cell>
          <table:table-cell office:value-type="float" office:value="181060735" calcext:value-type="float">
            <text:p>181060735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45" calcext:value-type="float">
            <text:p>7.45</text:p>
          </table:table-cell>
          <table:table-cell office:value-type="float" office:value="362121526" calcext:value-type="float">
            <text:p>36212152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 Delete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" calcext:value-type="float">
            <text:p>0.08</text:p>
          </table:table-cell>
          <table:table-cell office:value-type="float" office:value="3944295" calcext:value-type="float">
            <text:p>3944295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3" calcext:value-type="float">
            <text:p>0.13</text:p>
          </table:table-cell>
          <table:table-cell office:value-type="float" office:value="7888620" calcext:value-type="float">
            <text:p>788862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6" calcext:value-type="float">
            <text:p>0.26</text:p>
          </table:table-cell>
          <table:table-cell office:value-type="float" office:value="15777266" calcext:value-type="float">
            <text:p>1577726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51" calcext:value-type="float">
            <text:p>0.51</text:p>
          </table:table-cell>
          <table:table-cell office:value-type="float" office:value="31554558" calcext:value-type="float">
            <text:p>3155455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12" calcext:value-type="float">
            <text:p>1.12</text:p>
          </table:table-cell>
          <table:table-cell office:value-type="float" office:value="63109142" calcext:value-type="float">
            <text:p>6310914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08" calcext:value-type="float">
            <text:p>2.08</text:p>
          </table:table-cell>
          <table:table-cell office:value-type="float" office:value="126218310" calcext:value-type="float">
            <text:p>126218310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8" calcext:value-type="float">
            <text:p>5.08</text:p>
          </table:table-cell>
          <table:table-cell office:value-type="float" office:value="252436646" calcext:value-type="float">
            <text:p>25243664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nary Delete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9" calcext:value-type="float">
            <text:p>0.19</text:p>
          </table:table-cell>
          <table:table-cell office:value-type="float" office:value="8126504" calcext:value-type="float">
            <text:p>8126504</text:p>
          </table:table-cell>
          <table:table-cell office:value-type="float" office:value="26554368" calcext:value-type="float">
            <text:p>2655436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7" calcext:value-type="float">
            <text:p>0.27</text:p>
          </table:table-cell>
          <table:table-cell office:value-type="float" office:value="17301546" calcext:value-type="float">
            <text:p>17301546</text:p>
          </table:table-cell>
          <table:table-cell office:value-type="float" office:value="37040128" calcext:value-type="float">
            <text:p>3704012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" calcext:value-type="float">
            <text:p>0.66</text:p>
          </table:table-cell>
          <table:table-cell office:value-type="float" office:value="36700204" calcext:value-type="float">
            <text:p>36700204</text:p>
          </table:table-cell>
          <table:table-cell office:value-type="float" office:value="58011648" calcext:value-type="float">
            <text:p>58011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8" calcext:value-type="float">
            <text:p>1.38</text:p>
          </table:table-cell>
          <table:table-cell office:value-type="float" office:value="77594670" calcext:value-type="float">
            <text:p>77594670</text:p>
          </table:table-cell>
          <table:table-cell office:value-type="float" office:value="99954688" calcext:value-type="float">
            <text:p>9995468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97" calcext:value-type="float">
            <text:p>2.97</text:p>
          </table:table-cell>
          <table:table-cell office:value-type="float" office:value="163577904" calcext:value-type="float">
            <text:p>163577904</text:p>
          </table:table-cell>
          <table:table-cell office:value-type="float" office:value="182792192" calcext:value-type="float">
            <text:p>182792192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.16" calcext:value-type="float">
            <text:p>6.16</text:p>
          </table:table-cell>
          <table:table-cell office:value-type="float" office:value="343932978" calcext:value-type="float">
            <text:p>343932978</text:p>
          </table:table-cell>
          <table:table-cell office:value-type="float" office:value="350564352" calcext:value-type="float">
            <text:p>350564352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.74" calcext:value-type="float">
            <text:p>12.74</text:p>
          </table:table-cell>
          <table:table-cell office:value-type="float" office:value="721420340" calcext:value-type="float">
            <text:p>721420340</text:p>
          </table:table-cell>
          <table:table-cell office:value-type="float" office:value="686108672" calcext:value-type="float">
            <text:p>6861086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 Delete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72" calcext:value-type="float">
            <text:p>0.72</text:p>
          </table:table-cell>
          <table:table-cell office:value-type="float" office:value="6422548" calcext:value-type="float">
            <text:p>6422548</text:p>
          </table:table-cell>
          <table:table-cell office:value-type="float" office:value="32845824" calcext:value-type="float">
            <text:p>32845824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6" calcext:value-type="float">
            <text:p>1.6</text:p>
          </table:table-cell>
          <table:table-cell office:value-type="float" office:value="13631509" calcext:value-type="float">
            <text:p>13631509</text:p>
          </table:table-cell>
          <table:table-cell office:value-type="float" office:value="49623040" calcext:value-type="float">
            <text:p>49623040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83" calcext:value-type="float">
            <text:p>2.83</text:p>
          </table:table-cell>
          <table:table-cell office:value-type="float" office:value="28835862" calcext:value-type="float">
            <text:p>28835862</text:p>
          </table:table-cell>
          <table:table-cell office:value-type="float" office:value="83177472" calcext:value-type="float">
            <text:p>8317747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3" calcext:value-type="float">
            <text:p>6.3</text:p>
          </table:table-cell>
          <table:table-cell office:value-type="float" office:value="60817431" calcext:value-type="float">
            <text:p>60817431</text:p>
          </table:table-cell>
          <table:table-cell office:value-type="float" office:value="150286336" calcext:value-type="float">
            <text:p>1502863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.61" calcext:value-type="float">
            <text:p>12.61</text:p>
          </table:table-cell>
          <table:table-cell office:value-type="float" office:value="127926296" calcext:value-type="float">
            <text:p>127926296</text:p>
          </table:table-cell>
          <table:table-cell office:value-type="float" office:value="284504064" calcext:value-type="float">
            <text:p>284504064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.32" calcext:value-type="float">
            <text:p>25.32</text:p>
          </table:table-cell>
          <table:table-cell office:value-type="float" office:value="268435481" calcext:value-type="float">
            <text:p>268435481</text:p>
          </table:table-cell>
          <table:table-cell office:value-type="float" office:value="552939520" calcext:value-type="float">
            <text:p>552939520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0.18" calcext:value-type="float">
            <text:p>50.18</text:p>
          </table:table-cell>
          <table:table-cell office:value-type="float" office:value="562036762" calcext:value-type="float">
            <text:p>562036762</text:p>
          </table:table-cell>
          <table:table-cell office:value-type="float" office:value="1089810432" calcext:value-type="float">
            <text:p>10898104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B interle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" calcext:value-type="float">
            <text:p>0.1</text:p>
          </table:table-cell>
          <table:table-cell office:value-type="float" office:value="4980736" calcext:value-type="float">
            <text:p>498073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" calcext:value-type="float">
            <text:p>0.19</text:p>
          </table:table-cell>
          <table:table-cell office:value-type="float" office:value="9961472" calcext:value-type="float">
            <text:p>996147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8" calcext:value-type="float">
            <text:p>0.38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7" calcext:value-type="float">
            <text:p>0.77</text:p>
          </table:table-cell>
          <table:table-cell office:value-type="float" office:value="39845888" calcext:value-type="float">
            <text:p>39845888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6" calcext:value-type="float">
            <text:p>1.6</text:p>
          </table:table-cell>
          <table:table-cell office:value-type="float" office:value="79691776" calcext:value-type="float">
            <text:p>79691776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07" calcext:value-type="float">
            <text:p>3.07</text:p>
          </table:table-cell>
          <table:table-cell office:value-type="float" office:value="159383552" calcext:value-type="float">
            <text:p>159383552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.06" calcext:value-type="float">
            <text:p>6.06</text:p>
          </table:table-cell>
          <table:table-cell office:value-type="float" office:value="318767104" calcext:value-type="float">
            <text:p>318767104</text:p>
          </table:table-cell>
          <table:table-cell office:value-type="float" office:value="1111707648" calcext:value-type="float">
            <text:p>1111707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itsmart interle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" calcext:value-type="float">
            <text:p>0.0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2" calcext:value-type="float">
            <text:p>0.12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3" calcext:value-type="float">
            <text:p>0.23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5" calcext:value-type="float">
            <text:p>0.45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89" calcext:value-type="float">
            <text:p>0.89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82" calcext:value-type="float">
            <text:p>1.82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.58" calcext:value-type="float">
            <text:p>3.58</text:p>
          </table:table-cell>
          <table:table-cell office:value-type="float" office:value="234881024" calcext:value-type="float">
            <text:p>234881024</text:p>
          </table:table-cell>
          <table:table-cell office:value-type="float" office:value="124071936" calcext:value-type="float">
            <text:p>1240719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interle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6" calcext:value-type="float">
            <text:p>0.16</text:p>
          </table:table-cell>
          <table:table-cell office:value-type="float" office:value="8912933" calcext:value-type="float">
            <text:p>8912933</text:p>
          </table:table-cell>
          <table:table-cell office:value-type="float" office:value="21450752" calcext:value-type="float">
            <text:p>21450752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1" calcext:value-type="float">
            <text:p>0.31</text:p>
          </table:table-cell>
          <table:table-cell office:value-type="float" office:value="18874407" calcext:value-type="float">
            <text:p>18874407</text:p>
          </table:table-cell>
          <table:table-cell office:value-type="float" office:value="28651520" calcext:value-type="float">
            <text:p>28651520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3" calcext:value-type="float">
            <text:p>0.63</text:p>
          </table:table-cell>
          <table:table-cell office:value-type="float" office:value="39845929" calcext:value-type="float">
            <text:p>39845929</text:p>
          </table:table-cell>
          <table:table-cell office:value-type="float" office:value="41234432" calcext:value-type="float">
            <text:p>41234432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" calcext:value-type="float">
            <text:p>1.3</text:p>
          </table:table-cell>
          <table:table-cell office:value-type="float" office:value="83886123" calcext:value-type="float">
            <text:p>83886123</text:p>
          </table:table-cell>
          <table:table-cell office:value-type="float" office:value="66400256" calcext:value-type="float">
            <text:p>66400256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.71" calcext:value-type="float">
            <text:p>2.71</text:p>
          </table:table-cell>
          <table:table-cell office:value-type="float" office:value="176160813" calcext:value-type="float">
            <text:p>176160813</text:p>
          </table:table-cell>
          <table:table-cell office:value-type="float" office:value="116731904" calcext:value-type="float">
            <text:p>116731904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75" calcext:value-type="float">
            <text:p>5.75</text:p>
          </table:table-cell>
          <table:table-cell office:value-type="float" office:value="369098799" calcext:value-type="float">
            <text:p>369098799</text:p>
          </table:table-cell>
          <table:table-cell office:value-type="float" office:value="216346624" calcext:value-type="float">
            <text:p>216346624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2.18" calcext:value-type="float">
            <text:p>12.18</text:p>
          </table:table-cell>
          <table:table-cell office:value-type="float" office:value="771751985" calcext:value-type="float">
            <text:p>771751985</text:p>
          </table:table-cell>
          <table:table-cell office:value-type="float" office:value="417673216" calcext:value-type="float">
            <text:p>4176732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bonacci interlea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 table:number-columns-repeated="102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" calcext:value-type="float">
            <text:p>0.3</text:p>
          </table:table-cell>
          <table:table-cell office:value-type="float" office:value="524288" calcext:value-type="float">
            <text:p>524288</text:p>
          </table:table-cell>
          <table:table-cell office:value-type="float" office:value="24457216" calcext:value-type="float">
            <text:p>24457216</text:p>
          </table:table-cell>
          <table:table-cell table:number-columns-repeated="102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58" calcext:value-type="float">
            <text:p>0.5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845824" calcext:value-type="float">
            <text:p>32845824</text:p>
          </table:table-cell>
          <table:table-cell table:number-columns-repeated="102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17" calcext:value-type="float">
            <text:p>1.1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9623040" calcext:value-type="float">
            <text:p>49623040</text:p>
          </table:table-cell>
          <table:table-cell table:number-columns-repeated="102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3" calcext:value-type="float">
            <text:p>2.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177472" calcext:value-type="float">
            <text:p>83177472</text:p>
          </table:table-cell>
          <table:table-cell table:number-columns-repeated="102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.63" calcext:value-type="float">
            <text:p>4.63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50286336" calcext:value-type="float">
            <text:p>150286336</text:p>
          </table:table-cell>
          <table:table-cell table:number-columns-repeated="102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.44" calcext:value-type="float">
            <text:p>9.4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84504064" calcext:value-type="float">
            <text:p>284504064</text:p>
          </table:table-cell>
          <table:table-cell table:number-columns-repeated="102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6.2" calcext:value-type="float">
            <text:p>26.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52939520" calcext:value-type="float">
            <text:p>5529395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=================done==================" office:value-type="string" office:string-value="Err:510" calcext:value-type="error">
            <text:p>Err:510</text:p>
          </table:table-cell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11-06T22:25:42.504303079</meta:creation-date>
    <dc:date>2013-11-06T22:28:24.268321056</dc:date>
    <dc:creator>Jan Knudsen</dc:creator>
    <meta:editing-duration>P0D</meta:editing-duration>
    <meta:editing-cycles>1</meta:editing-cycles>
    <meta:document-statistic meta:table-count="1" meta:cell-count="385" meta:object-count="0"/>
    <meta:generator>LibreOffice/4.1.2.3$Linux_X86_64 LibreOffice_project/410m0$Build-3</meta:generator>
  </office:meta>
</office:document-meta>
</file>